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63d57" officeooo:paragraph-rsid="00080791"/>
    </style:style>
    <style:style style:name="P2" style:family="paragraph" style:parent-style-name="Standard">
      <style:text-properties officeooo:rsid="0009f155" officeooo:paragraph-rsid="000b6b8a"/>
    </style:style>
    <style:style style:name="P3" style:family="paragraph" style:parent-style-name="Standard">
      <style:text-properties officeooo:rsid="000ee860" officeooo:paragraph-rsid="001029e2"/>
    </style:style>
    <style:style style:name="P4" style:family="paragraph" style:parent-style-name="Standard">
      <style:text-properties fo:font-weight="bold" officeooo:rsid="000d2a90" officeooo:paragraph-rsid="000d2a90" style:font-weight-asian="bold" style:font-weight-complex="bold"/>
    </style:style>
    <style:style style:name="P5" style:family="paragraph" style:parent-style-name="Standard">
      <style:text-properties fo:font-weight="bold" officeooo:rsid="004af5b0" officeooo:paragraph-rsid="004e5739" style:font-weight-asian="bold" style:font-weight-complex="bold"/>
    </style:style>
    <style:style style:name="P6" style:family="paragraph" style:parent-style-name="Standard">
      <style:text-properties fo:font-weight="bold" officeooo:rsid="00505526" officeooo:paragraph-rsid="00505526" style:font-weight-asian="bold" style:font-weight-complex="bold"/>
    </style:style>
    <style:style style:name="P7" style:family="paragraph" style:parent-style-name="Standard">
      <style:text-properties fo:font-weight="bold" officeooo:rsid="005391f7" officeooo:paragraph-rsid="005391f7" style:font-weight-asian="bold" style:font-weight-complex="bold"/>
    </style:style>
    <style:style style:name="P8" style:family="paragraph" style:parent-style-name="Standard">
      <style:text-properties fo:font-weight="bold" officeooo:rsid="005527cc" officeooo:paragraph-rsid="005527cc" style:font-weight-asian="bold" style:font-weight-complex="bold"/>
    </style:style>
    <style:style style:name="P9" style:family="paragraph" style:parent-style-name="Standard">
      <style:text-properties fo:font-weight="bold" officeooo:rsid="0056ee5c" officeooo:paragraph-rsid="0056ee5c" style:font-weight-asian="bold" style:font-weight-complex="bold"/>
    </style:style>
    <style:style style:name="P10" style:family="paragraph" style:parent-style-name="Standard">
      <style:text-properties fo:font-weight="bold" officeooo:rsid="0056ee5c" officeooo:paragraph-rsid="005a1e34" style:font-weight-asian="bold" style:font-weight-complex="bold"/>
    </style:style>
    <style:style style:name="P11" style:family="paragraph" style:parent-style-name="Standard">
      <style:text-properties fo:font-weight="bold" officeooo:rsid="005ce550" officeooo:paragraph-rsid="005ce550" style:font-weight-asian="bold" style:font-weight-complex="bold"/>
    </style:style>
    <style:style style:name="P12" style:family="paragraph" style:parent-style-name="Standard">
      <style:text-properties fo:font-weight="bold" officeooo:rsid="005f8b8e" officeooo:paragraph-rsid="005f8b8e" style:font-weight-asian="bold" style:font-weight-complex="bold"/>
    </style:style>
    <style:style style:name="P13" style:family="paragraph" style:parent-style-name="Standard">
      <style:text-properties fo:font-weight="bold" officeooo:rsid="005ffa6f" officeooo:paragraph-rsid="005ffa6f" style:font-weight-asian="bold" style:font-weight-complex="bold"/>
    </style:style>
    <style:style style:name="P14" style:family="paragraph" style:parent-style-name="Standard">
      <style:text-properties officeooo:rsid="00135033" officeooo:paragraph-rsid="00135033"/>
    </style:style>
    <style:style style:name="P15" style:family="paragraph" style:parent-style-name="Standard">
      <style:text-properties officeooo:rsid="00138365" officeooo:paragraph-rsid="00138365"/>
    </style:style>
    <style:style style:name="P16" style:family="paragraph" style:parent-style-name="Standard">
      <style:text-properties officeooo:rsid="0014e537" officeooo:paragraph-rsid="0014e537"/>
    </style:style>
    <style:style style:name="P17" style:family="paragraph" style:parent-style-name="Standard">
      <style:text-properties officeooo:rsid="0014fff6" officeooo:paragraph-rsid="0014fff6"/>
    </style:style>
    <style:style style:name="P18" style:family="paragraph" style:parent-style-name="Standard">
      <style:text-properties officeooo:rsid="0015acf6" officeooo:paragraph-rsid="0015acf6"/>
    </style:style>
    <style:style style:name="P19" style:family="paragraph" style:parent-style-name="Standard">
      <style:text-properties officeooo:rsid="0016aa8f" officeooo:paragraph-rsid="0016aa8f"/>
    </style:style>
    <style:style style:name="P20" style:family="paragraph" style:parent-style-name="Standard">
      <style:text-properties officeooo:rsid="001869b3" officeooo:paragraph-rsid="001869b3"/>
    </style:style>
    <style:style style:name="P21" style:family="paragraph" style:parent-style-name="Standard">
      <style:text-properties officeooo:rsid="0018e7aa" officeooo:paragraph-rsid="0018e7aa"/>
    </style:style>
    <style:style style:name="P22" style:family="paragraph" style:parent-style-name="Standard">
      <style:text-properties officeooo:rsid="0019ec33" officeooo:paragraph-rsid="0019ec33"/>
    </style:style>
    <style:style style:name="P23" style:family="paragraph" style:parent-style-name="Standard">
      <style:text-properties officeooo:rsid="001d4d20" officeooo:paragraph-rsid="001d4d20"/>
    </style:style>
    <style:style style:name="P24" style:family="paragraph" style:parent-style-name="Standard">
      <style:text-properties officeooo:rsid="001f19ce" officeooo:paragraph-rsid="001f19ce"/>
    </style:style>
    <style:style style:name="P25" style:family="paragraph" style:parent-style-name="Standard">
      <style:text-properties officeooo:rsid="0022159c" officeooo:paragraph-rsid="0022159c"/>
    </style:style>
    <style:style style:name="P26" style:family="paragraph" style:parent-style-name="Standard">
      <style:text-properties officeooo:rsid="002243f6" officeooo:paragraph-rsid="002243f6"/>
    </style:style>
    <style:style style:name="P27" style:family="paragraph" style:parent-style-name="Standard">
      <style:text-properties officeooo:rsid="00233b64" officeooo:paragraph-rsid="00233b64"/>
    </style:style>
    <style:style style:name="P28" style:family="paragraph" style:parent-style-name="Standard">
      <style:text-properties officeooo:rsid="00251874" officeooo:paragraph-rsid="00251874"/>
    </style:style>
    <style:style style:name="P29" style:family="paragraph" style:parent-style-name="Standard">
      <style:text-properties officeooo:rsid="0027e09e" officeooo:paragraph-rsid="0027e09e"/>
    </style:style>
    <style:style style:name="P30" style:family="paragraph" style:parent-style-name="Standard">
      <style:text-properties officeooo:rsid="002d3370" officeooo:paragraph-rsid="002eb4b8"/>
    </style:style>
    <style:style style:name="P31" style:family="paragraph" style:parent-style-name="Standard">
      <style:text-properties officeooo:rsid="002fbbd6" officeooo:paragraph-rsid="002fbbd6"/>
    </style:style>
    <style:style style:name="P32" style:family="paragraph" style:parent-style-name="Standard">
      <style:text-properties officeooo:rsid="00312229" officeooo:paragraph-rsid="00322e47"/>
    </style:style>
    <style:style style:name="P33" style:family="paragraph" style:parent-style-name="Standard">
      <style:text-properties officeooo:rsid="00312229" officeooo:paragraph-rsid="00324bb4"/>
    </style:style>
    <style:style style:name="P34" style:family="paragraph" style:parent-style-name="Standard">
      <style:text-properties officeooo:rsid="00312229" officeooo:paragraph-rsid="0036bdc0"/>
    </style:style>
    <style:style style:name="P35" style:family="paragraph" style:parent-style-name="Standard">
      <style:text-properties officeooo:rsid="003a88ff" officeooo:paragraph-rsid="003a88ff"/>
    </style:style>
    <style:style style:name="P36" style:family="paragraph" style:parent-style-name="Standard">
      <style:text-properties officeooo:rsid="003fc304" officeooo:paragraph-rsid="00429bab"/>
    </style:style>
    <style:style style:name="P37" style:family="paragraph" style:parent-style-name="Standard">
      <style:text-properties officeooo:rsid="00454080" officeooo:paragraph-rsid="00454080"/>
    </style:style>
    <style:style style:name="P38" style:family="paragraph" style:parent-style-name="Standard">
      <style:text-properties officeooo:rsid="00472754" officeooo:paragraph-rsid="00472754"/>
    </style:style>
    <style:style style:name="P39" style:family="paragraph" style:parent-style-name="Standard">
      <style:text-properties officeooo:rsid="0048d35e" officeooo:paragraph-rsid="0048d35e"/>
    </style:style>
    <style:style style:name="P40" style:family="paragraph" style:parent-style-name="Standard">
      <style:text-properties officeooo:rsid="0048f4e1" officeooo:paragraph-rsid="0048f4e1"/>
    </style:style>
    <style:style style:name="P41" style:family="paragraph" style:parent-style-name="Standard">
      <style:text-properties fo:font-weight="normal" officeooo:rsid="004c6be1" officeooo:paragraph-rsid="004c6be1" style:font-weight-asian="normal" style:font-weight-complex="normal"/>
    </style:style>
    <style:style style:name="P42" style:family="paragraph" style:parent-style-name="Standard">
      <style:text-properties fo:font-weight="normal" officeooo:rsid="004e5739" officeooo:paragraph-rsid="004e5739" style:font-weight-asian="normal" style:font-weight-complex="normal"/>
    </style:style>
    <style:style style:name="P43" style:family="paragraph" style:parent-style-name="Standard">
      <style:text-properties fo:font-weight="normal" officeooo:rsid="00505526" officeooo:paragraph-rsid="00505526" style:font-weight-asian="normal" style:font-weight-complex="normal"/>
    </style:style>
    <style:style style:name="P44" style:family="paragraph" style:parent-style-name="Standard">
      <style:text-properties fo:font-weight="normal" officeooo:rsid="005391f7" officeooo:paragraph-rsid="005391f7" style:font-weight-asian="normal" style:font-weight-complex="normal"/>
    </style:style>
    <style:style style:name="P45" style:family="paragraph" style:parent-style-name="Standard">
      <style:text-properties fo:font-weight="normal" officeooo:rsid="005527cc" officeooo:paragraph-rsid="005527cc" style:font-weight-asian="normal" style:font-weight-complex="normal"/>
    </style:style>
    <style:style style:name="P46" style:family="paragraph" style:parent-style-name="Standard">
      <style:text-properties fo:font-weight="normal" officeooo:rsid="005ffa6f" officeooo:paragraph-rsid="005ffa6f" style:font-weight-asian="normal" style:font-weight-complex="normal"/>
    </style:style>
    <style:style style:name="P47" style:family="paragraph" style:parent-style-name="Standard">
      <style:text-properties fo:font-weight="normal" officeooo:rsid="00641089" officeooo:paragraph-rsid="00641089" style:font-weight-asian="normal" style:font-weight-complex="normal"/>
    </style:style>
    <style:style style:name="P48" style:family="paragraph" style:parent-style-name="Standard">
      <style:text-properties fo:font-weight="normal" officeooo:rsid="00641089" officeooo:paragraph-rsid="0065e58f" style:font-weight-asian="normal" style:font-weight-complex="normal"/>
    </style:style>
    <style:style style:name="P49" style:family="paragraph" style:parent-style-name="Table_20_Contents">
      <style:text-properties officeooo:rsid="0066a6f6" officeooo:paragraph-rsid="0066a6f6"/>
    </style:style>
    <style:style style:name="P50" style:family="paragraph" style:parent-style-name="Standard">
      <style:text-properties officeooo:rsid="001029e2" officeooo:paragraph-rsid="0011e16e"/>
    </style:style>
    <style:style style:name="P51" style:family="paragraph" style:parent-style-name="Standard">
      <style:text-properties fo:font-weight="bold" officeooo:rsid="006b2ae5" officeooo:paragraph-rsid="006b2ae5" style:font-weight-asian="bold" style:font-weight-complex="bold"/>
    </style:style>
    <style:style style:name="P52" style:family="paragraph" style:parent-style-name="Standard">
      <style:text-properties officeooo:rsid="0018e7aa" officeooo:paragraph-rsid="0018e7aa"/>
    </style:style>
    <style:style style:name="P53" style:family="paragraph" style:parent-style-name="Standard">
      <style:text-properties officeooo:rsid="0027e09e" officeooo:paragraph-rsid="0029030a"/>
    </style:style>
    <style:style style:name="P54" style:family="paragraph" style:parent-style-name="Standard">
      <style:text-properties officeooo:rsid="0027e09e" officeooo:paragraph-rsid="0027e09e"/>
    </style:style>
    <style:style style:name="P55" style:family="paragraph" style:parent-style-name="Standard">
      <style:text-properties fo:font-weight="normal" officeooo:rsid="005ce550" officeooo:paragraph-rsid="005ce550" style:font-weight-asian="normal" style:font-weight-complex="normal"/>
    </style:style>
    <style:style style:name="P56" style:family="paragraph" style:parent-style-name="Standard">
      <style:text-properties fo:font-weight="normal" officeooo:rsid="005ffa6f" officeooo:paragraph-rsid="005ffa6f" style:font-weight-asian="normal" style:font-weight-complex="normal"/>
    </style:style>
    <style:style style:name="T1" style:family="text">
      <style:text-properties officeooo:rsid="0006e4f3"/>
    </style:style>
    <style:style style:name="T2" style:family="text">
      <style:text-properties officeooo:rsid="00080791"/>
    </style:style>
    <style:style style:name="T3" style:family="text">
      <style:text-properties officeooo:rsid="00081365"/>
    </style:style>
    <style:style style:name="T4" style:family="text">
      <style:text-properties officeooo:rsid="000aac85"/>
    </style:style>
    <style:style style:name="T5" style:family="text">
      <style:text-properties officeooo:rsid="000b6b8a"/>
    </style:style>
    <style:style style:name="T6" style:family="text">
      <style:text-properties officeooo:rsid="001b932c"/>
    </style:style>
    <style:style style:name="T7" style:family="text">
      <style:text-properties officeooo:rsid="00264aad"/>
    </style:style>
    <style:style style:name="T8" style:family="text">
      <style:text-properties officeooo:rsid="0027f566"/>
    </style:style>
    <style:style style:name="T9" style:family="text">
      <style:text-properties officeooo:rsid="0029030a"/>
    </style:style>
    <style:style style:name="T10" style:family="text">
      <style:text-properties officeooo:rsid="002929c4"/>
    </style:style>
    <style:style style:name="T11" style:family="text">
      <style:text-properties officeooo:rsid="00298294"/>
    </style:style>
    <style:style style:name="T12" style:family="text">
      <style:text-properties officeooo:rsid="002a8dfd"/>
    </style:style>
    <style:style style:name="T13" style:family="text">
      <style:text-properties officeooo:rsid="002aa1a8"/>
    </style:style>
    <style:style style:name="T14" style:family="text">
      <style:text-properties officeooo:rsid="002db979"/>
    </style:style>
    <style:style style:name="T15" style:family="text">
      <style:text-properties officeooo:rsid="00322e47"/>
    </style:style>
    <style:style style:name="T16" style:family="text">
      <style:text-properties officeooo:rsid="0032344b"/>
    </style:style>
    <style:style style:name="T17" style:family="text">
      <style:text-properties officeooo:rsid="00324bb4"/>
    </style:style>
    <style:style style:name="T18" style:family="text">
      <style:text-properties officeooo:rsid="0036bdc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6bdc0" style:font-weight-asian="bold" style:font-weight-complex="bold"/>
    </style:style>
    <style:style style:name="T21" style:family="text">
      <style:text-properties fo:font-weight="bold" officeooo:rsid="00324bb4" style:font-weight-asian="bold" style:font-weight-complex="bold"/>
    </style:style>
    <style:style style:name="T22" style:family="text">
      <style:text-properties fo:font-weight="bold" officeooo:rsid="00400338" style:font-weight-asian="bold" style:font-weight-complex="bold"/>
    </style:style>
    <style:style style:name="T23" style:family="text">
      <style:text-properties fo:font-weight="bold" officeooo:rsid="00429bab" style:font-weight-asian="bold" style:font-weight-complex="bold"/>
    </style:style>
    <style:style style:name="T24" style:family="text">
      <style:text-properties fo:font-weight="bold" officeooo:rsid="00765c00" style:font-weight-asian="bold" style:font-weight-complex="bold"/>
    </style:style>
    <style:style style:name="T25" style:family="text">
      <style:text-properties officeooo:rsid="003e870e"/>
    </style:style>
    <style:style style:name="T26" style:family="text">
      <style:text-properties officeooo:rsid="00400338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400338" style:font-weight-asian="normal" style:font-weight-complex="normal"/>
    </style:style>
    <style:style style:name="T29" style:family="text">
      <style:text-properties fo:font-weight="normal" officeooo:rsid="00429bab" style:font-weight-asian="normal" style:font-weight-complex="normal"/>
    </style:style>
    <style:style style:name="T30" style:family="text">
      <style:text-properties fo:font-weight="normal" officeooo:rsid="004e5739" style:font-weight-asian="normal" style:font-weight-complex="normal"/>
    </style:style>
    <style:style style:name="T31" style:family="text">
      <style:text-properties fo:font-weight="normal" officeooo:rsid="0058314b" style:font-weight-asian="normal" style:font-weight-complex="normal"/>
    </style:style>
    <style:style style:name="T32" style:family="text">
      <style:text-properties fo:font-weight="normal" officeooo:rsid="005a1e34" style:font-weight-asian="normal" style:font-weight-complex="normal"/>
    </style:style>
    <style:style style:name="T33" style:family="text">
      <style:text-properties officeooo:rsid="004e5739"/>
    </style:style>
    <style:style style:name="T34" style:family="text">
      <style:text-properties officeooo:rsid="0050250f"/>
    </style:style>
    <style:style style:name="T35" style:family="text">
      <style:text-properties officeooo:rsid="0058314b"/>
    </style:style>
    <style:style style:name="T36" style:family="text">
      <style:text-properties officeooo:rsid="005a1e34"/>
    </style:style>
    <style:style style:name="T37" style:family="text">
      <style:text-properties officeooo:rsid="005d613b"/>
    </style:style>
    <style:style style:name="T38" style:family="text">
      <style:text-properties officeooo:rsid="00608aa1"/>
    </style:style>
    <style:style style:name="T39" style:family="text">
      <style:text-properties officeooo:rsid="00613f68"/>
    </style:style>
    <style:style style:name="T40" style:family="text">
      <style:text-properties officeooo:rsid="00627bda"/>
    </style:style>
    <style:style style:name="T41" style:family="text">
      <style:text-properties officeooo:rsid="0067d7fe"/>
    </style:style>
    <style:style style:name="T42" style:family="text">
      <style:text-properties officeooo:rsid="006c09c0"/>
    </style:style>
    <style:style style:name="T43" style:family="text">
      <style:text-properties officeooo:rsid="006ef299"/>
    </style:style>
    <style:style style:name="T44" style:family="text">
      <style:text-properties officeooo:rsid="0075f0a9"/>
    </style:style>
    <style:style style:name="T45" style:family="text">
      <style:text-properties officeooo:rsid="00765c00"/>
    </style:style>
    <style:style style:name="T46" style:family="text">
      <style:text-properties officeooo:rsid="007a63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HDFS</text:p>
      <text:p text:style-name="P1"><text:s/>Hadoop üzerinde veri genellikle birbirinden ayrı sistemler üzerinden toplanarak işlenir. <text:span text:style-name="T1">HDFS(</text:span>Hadoop Distributed File System <text:span text:style-name="T1">)in kilit rol oynadığı nokta da tam olarak burasıdır. Bir sonraki adımda ise MapReduce Programlama paradigması üzerinde çalışan bir veya birden fazla dil kullanarak verinin işlenme süreci başlar.</text:span>(Hive, Pig, Cascading, <text:span text:style-name="T41">gibi</text:span>).<text:span text:style-name="T3">Sonuç olarak fitrelenerek taşınan veriler toparlanarak bir veya birden fazla sisteme aktarılır.</text:span></text:p>
      <text:p text:style-name="P2">Daha somut bir örnekle, <text:span text:style-name="T4">büyük çaplı bir </text:span>website<text:span text:style-name="T4">sinin verilerinin analiz edilmesi gerektiğini düşünelim.</text:span> Weblog <text:span text:style-name="T4">verileri serverlardan doplanıp HDFS e gönderilsin</text:span>. <text:span text:style-name="T4">Ardından webloglardan gelen verileri girdi olarak alan bir map reduce jobı çalıştırılır.Veriler parse edilip, sonuçlar çıkarılır ve çıkan sonuçlar IP Adresi bilgisine göre gruplanır.</text:span> <text:span text:style-name="T5">Çıktı cookie bazlı olarak, URL, sayfa görünümü ve konum verisi olarak depolanır.</text:span> <text:span text:style-name="T5">Bu veriler bir relational database üzerine export edilir ve analistleri iş yapmaya başlar.</text:span></text:p>
      <text:p text:style-name="P2"/>
      <text:p text:style-name="P4">Verinin HDFS e import ve Export edilmesi</text:p>
      <text:p text:style-name="P3">HDFS FileSystem API aracılıgıyla sağlanan shell komutları; HDFS ile bir arayüz sağlar.</text:p>
      <text:p text:style-name="P50">Hadoop komut satırı ile etkileşimi sağlayacak <text:span text:style-name="T42">toolar</text:span>, $HADOOP_BIN de gelen ve genellikle adı hadoop olan bir bash scriptle birlikte gelir.</text:p>
      <text:p text:style-name="P14">Bütün hadoop hdfs shell komutları:</text:p>
      <text:p text:style-name="P14"/>
      <text:p text:style-name="P15">hadoop fs -COMMAND</text:p>
      <text:p text:style-name="P15"/>
      <text:p text:style-name="P16">formatındadır.</text:p>
      <text:p text:style-name="P16"><text:s/></text:p>
      <text:p text:style-name="P17">Bütün seçenekleri görmek için:</text:p>
      <text:p text:style-name="P17"/>
      <text:p text:style-name="P17">hadoop fs</text:p>
      <text:p text:style-name="P17"/>
      <text:p text:style-name="P18">komutu kullanılır.</text:p>
      <text:p text:style-name="P19"/>
      <text:p text:style-name="P20">Özellikle istediğimiz bir komut hakkında bilgi almak içinse:</text:p>
      <text:p text:style-name="P21"/>
      <text:p text:style-name="P21">hadoop fs –help ls</text:p>
      <text:p text:style-name="P21"/>
      <text:p text:style-name="P21">komutu kullanılır.</text:p>
      <text:p text:style-name="P21"/>
      <text:p text:style-name="P22">Hadoop üzerine veriyi import ve export ederken HDFS shell komutları kullanıl<text:span text:style-name="T6">ır.</text:span></text:p>
      <text:p text:style-name="P22"/>
      <text:p text:style-name="P23"><text:s/>weblog_entries.txt <text:s/><text:span text:style-name="T43">adında bir girdi </text:span>dosyasını<text:span text:style-name="T43">n</text:span> <text:span text:style-name="T43">oldugunu varsayalım</text:span>.</text:p>
      <text:p text:style-name="P23"/>
      <text:p text:style-name="P24">HDFS üzerinde weblogs klasoru oluşturalım.</text:p>
      <text:p text:style-name="P24"/>
      <text:p text:style-name="P24">hadoop fs –mkdir /data/weblogs</text:p>
      <text:p text:style-name="P24"/>
      <text:p text:style-name="P25">veriyi lokalden HDFS e taşıyalım.</text:p>
      <text:p text:style-name="P25"/>
      <text:p text:style-name="P25">hadoop fs –copyFromLocal weblog_entries.txt /data/weblogs</text:p>
      <text:p text:style-name="P25"/>
      <text:p text:style-name="P26">veri hakkındaki bilgileri listeleyelim.</text:p>
      <text:p text:style-name="P26">hadoop fs –ls /data/weblogs/weblog_entries.txt</text:p>
      <text:p text:style-name="P26"/>
      <text:p text:style-name="P27">veriyi bir mapreduce jobı ile işledikten sonra lokalimize alalım</text:p>
      <text:p text:style-name="P27">hadoop fs –copyToLocal /data/weblogs/weblog_entries.txt ./weblog_ </text:p>
      <text:p text:style-name="P27"><text:soft-page-break/>entries.txt</text:p>
      <text:p text:style-name="P28"/>
      <text:p text:style-name="P53"><text:span text:style-name="T8">Hadoop shell komutları, </text:span>HDFS FileSystem API <text:span text:style-name="T8">için bir sarmalayıcı niteliğindedir. Aslında shell scripti fs argumanı ile </text:span>org.apache.hadoop.fs.FsShell <text:span text:style-name="T9">sınıfını çagırmaktadır.</text:span>.</text:p>
      <text:p text:style-name="P53"/>
      <text:p text:style-name="P29"><text:span text:style-name="T10">Örnegin</text:span>, hadoop fs –mkdir /data/ weblogs , <text:span text:style-name="T10">denktir </text:span>FileSystem.mkdirs(new Path("/data/weblogs")) . </text:p>
      <text:p text:style-name="P29"/>
      <text:p text:style-name="P29"><text:span text:style-name="T11">mkdir komutu </text:span><text:s/>hadoop fs –mkdir PATH1 PATH2 <text:s/><text:span text:style-name="T11">in genel formudur</text:span>. </text:p>
      <text:p text:style-name="P29"/>
      <text:p text:style-name="P29"><text:span text:style-name="T11">Örnegin</text:span>, hadoop fs –mkdir /data/weblogs/12012012 /data/ </text:p>
      <text:p text:style-name="P29">weblogs/12022012 <text:s/>HDFS<text:span text:style-name="T12">üzerinde 2 dosya yaratacaktır.</text:span>: /data/weblogs/12012012 </text:p>
      <text:p text:style-name="P29">and /data/weblogs/12022012 .mkdir <text:span text:style-name="T13">komutu 0 dönerse başarılı, -1 dönerse hatalıdır.</text:span> </text:p>
      <text:p text:style-name="P29"/>
      <text:p text:style-name="P29">hadoop fs –mkdir /data/weblogs/12012012 /data/weblogs/12022012 </text:p>
      <text:p text:style-name="P29">hadoop fs –ls /data/weblogs</text:p>
      <text:p text:style-name="P29"/>
      <text:p text:style-name="P30">copyFromLocal komutu <text:span text:style-name="T14">hadoop fs –copyFromLocal LOCAL_FILE_PATH URI un genelleştirilmiş halidir.Varsayılan degeri : core-site.xml de <text:s/>fs.default.name olarak ayarlanır.</text:span></text:p>
      <text:p text:style-name="P31">Geriye 0 dönerse başarılı -1 dönerse hatalıdır.</text:p>
      <text:p text:style-name="P31"/>
      <text:p text:style-name="P32">copyToLocal komutu hadoop fs –copyToLocal [-ignorecrc] [-crc] URI LOCAL_FILE_PATH in genelleştirilmiş halidir. <text:span text:style-name="T15">Varsayılan degeri </text:span>core-site.<text:span text:style-name="T15">xml de</text:span> fs.default.name <text:s/><text:span text:style-name="T15">olarak ayarlanır.</text:span></text:p>
      <text:p text:style-name="P33"><text:span text:style-name="T16">Kopyalama işlemi sırasında meydana gelecek bir hatada </text:span>–ignorecrc <text:span text:style-name="T16">işlem devam etmeye zorlanır.</text:span></text:p>
      <text:p text:style-name="P33"/>
      <text:p text:style-name="P33"><text:span text:style-name="T20">p</text:span><text:span text:style-name="T21">ut</text:span><text:span text:style-name="T17">,copyFromLocal <text:s/>a benzer ancak daha genel bir formudur. <text:s/>put ile aynı adna birden fazla dosya HDFS e aktarılabilir ve ayrıca stdin den girdi okuyabilir.</text:span></text:p>
      <text:p text:style-name="P33"/>
      <text:p text:style-name="P34"><text:span text:style-name="T20">get</text:span><text:span text:style-name="T18"> komutu,copyToLocal birbirinin yerine kullanılabilirler. <text:s/></text:span></text:p>
      <text:p text:style-name="P35"/>
      <text:p text:style-name="P35">Büyük verilerle çalışırken, job ın çıktısı bir veya daha fazla bölümden oluşacaktır. <text:span text:style-name="T25">Oluşacak parça sayısını </text:span><text:s/>mapred.reduce.tasks <text:span text:style-name="T25">aracılıgı ile ayarlayabiliriz. Herbir parça bir reduce taskına düşecektir.</text:span></text:p>
      <text:p text:style-name="P35"/>
      <text:p text:style-name="P36">Parçalara ayrılarak çıktılan<text:span text:style-name="T44">an</text:span> veri HDFS üzerinde verdiğimiz klasor altında bulunur.<text:span text:style-name="T26">Verilen bir job klasor altındaki herbir dosyayı okuyup, işleyecektir. Problem get ve copyToLocal komutları herhangi bir anda yanlızca 1 dosya üzerinde çalışabilmektedir. Dosyaları tektek lokale taşıyıp lokalde birleştirmekde mantıklı bir seçim değildir.Hadoop shell böyle bir durumda</text:span><text:span text:style-name="T28"> </text:span><text:span text:style-name="T29">kullanılmak üzere</text:span><text:span text:style-name="T23"> </text:span><text:span text:style-name="T22">getmerge</text:span><text:span text:style-name="T26"> komutunu sağlar. Bu sayede çıktı dosyaları birleştirilip tek bir dosya haline getirilir.</text:span></text:p>
      <text:p text:style-name="P36"/>
      <text:p text:style-name="P37">Pig scripti ile getmerge komutunun kullanımı:</text:p>
      <text:p text:style-name="P37"/>
      <text:p text:style-name="P37">weblogs = load '/data/weblogs/weblog_entries.txt' as </text:p>
      <text:p text:style-name="P37">(md5:chararray, </text:p>
      <text:p text:style-name="P37">url:chararray, </text:p>
      <text:p text:style-name="P37">date:chararray, </text:p>
      <text:p text:style-name="P37">time:chararray, </text:p>
      <text:p text:style-name="P37">ip:chararray); </text:p>
      <text:p text:style-name="P37">md5_grp = group weblogs by md5 parallel 4; </text:p>
      <text:p text:style-name="P37">store md5_grp into '/data/weblogs/weblogs_md5_groups.bcp';</text:p>
      <text:p text:style-name="P38"/>
      <text:p text:style-name="P38">pig scriptini çalıştırmak için </text:p>
      <text:p text:style-name="P38"/>
      <text:p text:style-name="P38">pig –f weblogs_md5_group.pig</text:p>
      <text:p text:style-name="P38"><text:soft-page-break/></text:p>
      <text:p text:style-name="P38">komutunu veriyoruz.</text:p>
      <text:p text:style-name="P39">Pig scriptinin çıktısını tekbir dosya haline getirmek için:</text:p>
      <text:p text:style-name="P39"/>
      <text:p text:style-name="P39">hadoop fs –getmerge /data/weblogs/weblogs_md5_groups.bcp weblogs_md5_ </text:p>
      <text:p text:style-name="P39">groups.bcp</text:p>
      <text:p text:style-name="P40"/>
      <text:p text:style-name="P5">Distrubuted Copy Yoluyla verinin Clusterlar arasında taşınması<text:span text:style-name="T33">(</text:span><text:span text:style-name="T30">distcp </text:span><text:span text:style-name="T33">)</text:span></text:p>
      <text:p text:style-name="P41"><text:span text:style-name="T44">K</text:span>opyalama işlemi sırasında mapReduce kullandığı için kopyalama işlemini dagıtık gerçekleştirir.</text:p>
      <text:p text:style-name="P42"><text:span text:style-name="T19"><text:s/>distcp </text:span><text:span text:style-name="T45">ile</text:span><text:span text:style-name="T24"> </text:span>verinin <text:s/>development, test ve production clusterları arasında taşınması sırasında kullanışlıdır. <text:span text:style-name="T34">Kaynak ve Hedef clusterları aynı RPC protokulne sahip olmalıdır dolayısıyla hadoop versiyonları aynı olmalıdır.</text:span></text:p>
      <text:p text:style-name="P43"/>
      <text:p text:style-name="P43">Veriyi A clusterından B clusterına taşımak için:</text:p>
      <text:p text:style-name="P6">hadoop distcp hdfs://namenodeA/data/weblogs hdfs://namenodeB/data/ </text:p>
      <text:p text:style-name="P6">weblogs</text:p>
      <text:p text:style-name="P43"/>
      <text:p text:style-name="P44">Var olan bir dosyanın üzerine yazarak kopyalamak için</text:p>
      <text:p text:style-name="P7">hadoop distcp –overwrite hdfs://namenodeA/data/weblogs hdfs:// </text:p>
      <text:p text:style-name="P7">namenodeB/data/weblogs</text:p>
      <text:p text:style-name="P7"/>
      <text:p text:style-name="P45">2 cluster arasındaki veriyi senkronize etmek için:</text:p>
      <text:p text:style-name="P8">hadoop distcp –update hdfs://namenodeA/data/weblogs hdfs:// </text:p>
      <text:p text:style-name="P8">namenodeB/data/weblogs</text:p>
      <text:p text:style-name="P8"/>
      <text:p text:style-name="P10"><text:span text:style-name="T27">Aşagıdaki komut için port degeri </text:span><text:span text:style-name="T35">hdfs-site.xml </text:span><text:span text:style-name="T31">dosyasında </text:span><text:span text:style-name="T36">dfs.http.address </text:span><text:span text:style-name="T32">property olarak verilir.</text:span></text:p>
      <text:p text:style-name="P9">hadoop distcp hftp://namenodeA:port/data/weblogs hdfs://namenodeB/data/ </text:p>
      <text:p text:style-name="P9">weblogs</text:p>
      <text:p text:style-name="P9"/>
      <text:p text:style-name="P55"><text:span text:style-name="T46">Not:</text:span>HDFS kullanan uygulamalar, yüksek verimle çalışır çünkü, <text:span text:style-name="T37">Hadoop framework ü üzerinde çalışan uygulamalar, veriye taşımak yerine verinin bulundugu yerde çalışırlar.Bu data locality olarak bilinir.</text:span></text:p>
      <text:p text:style-name="P11"/>
      <text:p text:style-name="P12">HDFS 3 servis saglar:</text:p>
      <text:p text:style-name="P46"><text:span text:style-name="T19">NameNode :</text:span><text:span text:style-name="T38">Cluster üzerindeki tüm blockları kataloglar.</text:span></text:p>
      <text:p text:style-name="P46"><text:span text:style-name="T19">Secondary NameNode: </text:span><text:span text:style-name="T39">Ara NameNode un Block Indexi ile senkronize olur.</text:span> </text:p>
      <text:p text:style-name="P46"><text:span text:style-name="T19">DataNode:</text:span> <text:span text:style-name="T39">NameNode dan verileri alarak veri blocklarını yönetir.</text:span> <text:span text:style-name="T40">Herbir DataNode sadece NameNode ile iletişim halindedir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3">HDFS den veri okuma ve Yazma</text:p>
      <text:p text:style-name="P13"><text:soft-page-break/>Veriyi Okuyup HDFS e yazan Kod:</text:p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48">public class HdfsWriter extends Configured implements Tool { </text:p>
            <text:p text:style-name="P48">public int run(String[] args) throws Exception { </text:p>
            <text:p text:style-name="P48">String localInputPath = args[0]; </text:p>
            <text:p text:style-name="P48">Path outputPath = new Path(args[1]); </text:p>
            <text:p text:style-name="P48">Configuration conf = getConf(); </text:p>
            <text:p text:style-name="P48">FileSystem fs = FileSystem.get(conf); </text:p>
            <text:p text:style-name="P48">OutputStream os = fs.create(outputPath); </text:p>
            <text:p text:style-name="P48">InputStream is = new BufferedInputStream( </text:p>
            <text:p text:style-name="P48">new FileInputStream(localInputPath)); </text:p>
            <text:p text:style-name="P48">IOUtils.copyBytes(is, os, conf); </text:p>
            <text:p text:style-name="P48">return 0; </text:p>
            <text:p text:style-name="P48">} </text:p>
            <text:p text:style-name="P48">public static void main(String[] args) throws Exception { </text:p>
            <text:p text:style-name="P48">int returnCode = ToolRunner.run( </text:p>
            <text:p text:style-name="P48">new HdfsWriter(), args); </text:p>
            <text:p text:style-name="P48">System.exit(returnCode); </text:p>
            <text:p text:style-name="P48">} </text:p>
            <text:p text:style-name="P48">}</text:p>
          </table:table-cell>
        </table:table-row>
      </table:table>
      <text:p text:style-name="P13"/>
      <text:p text:style-name="P13"/>
      <text:p text:style-name="P47">HDFS den Okuyup Lokale yazan Kod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9">public class HdfsReader extends Configured implements Tool { </text:p>
            <text:p text:style-name="P49">public int run(String[] args) throws Exception { </text:p>
            <text:p text:style-name="P49">Path inputPath = new Path(args[0]); </text:p>
            <text:p text:style-name="P49">String localOutputPath = args[1]; </text:p>
            <text:p text:style-name="P49">Configuration conf = getConf(); </text:p>
            <text:p text:style-name="P49">FileSystem fs = FileSystem.get(conf); </text:p>
            <text:p text:style-name="P49">InputStream is = fs.open(inputPath); </text:p>
            <text:p text:style-name="P49">OutputStream os = new BufferedOutputStream( </text:p>
            <text:p text:style-name="P49">new FileOutputStream(localOutputPath)); </text:p>
            <text:p text:style-name="P49">IOUtils.copyBytes(is, os, conf); </text:p>
            <text:p text:style-name="P49">return 0; </text:p>
            <text:p text:style-name="P49">} </text:p>
            <text:p text:style-name="P49">public static void main(String[] args) throws Exception { </text:p>
            <text:p text:style-name="P49">int returnCode = ToolRunner.run( </text:p>
            <text:p text:style-name="P49">new HdfsReader(), args); </text:p>
            <text:p text:style-name="P49">System.exit(returnCode); </text:p>
            <text:p text:style-name="P49">} </text:p>
            <text:p text:style-name="P49">}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18T20:39:12.368519492</meta:creation-date>
    <meta:generator>LibreOffice/4.1.3.2$Linux_X86_64 LibreOffice_project/410m0$Build-2</meta:generator>
    <dc:date>2014-02-19T23:09:57.158906613</dc:date>
    <dc:creator>sertac </dc:creator>
    <meta:editing-duration>PT1H39M42S</meta:editing-duration>
    <meta:editing-cycles>122</meta:editing-cycles>
    <meta:document-statistic meta:table-count="2" meta:image-count="0" meta:object-count="0" meta:page-count="4" meta:paragraph-count="117" meta:word-count="857" meta:character-count="7139" meta:non-whitespace-character-count="6327"/>
  </office:meta>
</office:document-meta>
</file>